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3998c" officeooo:paragraph-rsid="0023998c"/>
    </style:style>
    <style:style style:name="P2" style:family="paragraph" style:parent-style-name="Text_20_body">
      <style:paragraph-properties fo:text-align="start" style:justify-single-word="false"/>
      <style:text-properties officeooo:paragraph-rsid="0023998c"/>
    </style:style>
    <style:style style:name="T1" style:family="text">
      <style:text-properties officeooo:rsid="0025e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ghtning Crashes</text:h>
      <text:h text:style-name="Heading_20_2" text:outline-level="2">E <text:s text:c="6"/>B <text:s text:c="18"/>F#</text:h>
      <text:p text:style-name="P2">lightning crashes, a new mother cries</text:p>
      <text:p text:style-name="P2"><text:s text:c="6"/>her placenta falls to the floor</text:p>
      <text:p text:style-name="P2"><text:s text:c="16"/>the angel opens her eyes, the confusion sets in</text:p>
      <text:p text:style-name="P2"><text:s text:c="6"/>before the doctor can even close the door</text:p>
      <text:p text:style-name="P2"/>
      <text:p text:style-name="P2">lightning crashes, an old mother dies</text:p>
      <text:p text:style-name="P2"><text:s text:c="6"/>her intentions fall to the floor</text:p>
      <text:p text:style-name="P2"><text:s text:c="13"/>the angel closes her eyes, the confusion that was hers</text:p>
      <text:p text:style-name="P2"><text:s text:c="3"/>belongs now to the baby down the hall</text:p>
      <text:p text:style-name="P2"/>
      <text:p text:style-name="P2">oh now feel it comin<text:span text:style-name="T1">g</text:span> back again</text:p>
      <text:p text:style-name="P2">like a rollin<text:span text:style-name="T1">g</text:span> thunder chasing the wind</text:p>
      <text:p text:style-name="P2">forces pullin<text:span text:style-name="T1">g</text:span> from the centr<text:span text:style-name="T1">e</text:span> of the earth again</text:p>
      <text:p text:style-name="P2">I can feel it.</text:p>
      <text:p text:style-name="P2"/>
      <text:p text:style-name="P2">lightning crashes, a new mother cries</text:p>
      <text:p text:style-name="P2"><text:s text:c="7"/>this moment she's been waiting for</text:p>
      <text:p text:style-name="P2"><text:s text:c="14"/>the angel opens her eyes, pale blue colo<text:span text:style-name="T1">u</text:span>red eyes,</text:p>
      <text:p text:style-name="P2">presents the circle</text:p>
      <text:p text:style-name="P2">and puts the glory out to hide, hide</text:p>
      <text:p text:style-name="P2"/>
      <text:p text:style-name="P2">oh now feel it comin<text:span text:style-name="T1">g</text:span> back again</text:p>
      <text:p text:style-name="P2">like a rollin<text:span text:style-name="T1">g</text:span> thunder chasing the wind</text:p>
      <text:p text:style-name="P2">forces pullin<text:span text:style-name="T1">g</text:span> from the centr<text:span text:style-name="T1">e</text:span> of the earth again</text:p>
      <text:p text:style-name="P2">I can feel it. I can feel it.</text:p>
      <text:p text:style-name="P2"/>
      <text:h text:style-name="Heading_20_2" text:outline-level="2">G#m D#m <text:s/>E <text:s text:c="2"/>F#</text:h>
      <text:p text:style-name="P2">Oh why </text:p>
      <text:p text:style-name="P2"/>
      <text:p text:style-name="P2">I can feel it comin<text:span text:style-name="T1">g</text:span> back again</text:p>
      <text:p text:style-name="P2">like a rollin<text:span text:style-name="T1">g</text:span> thunder chasing the wind</text:p>
      <text:p text:style-name="P2">forces pullin<text:span text:style-name="T1">g</text:span> from the cent<text:span text:style-name="T1">r</text:span>e of the earth again</text:p>
      <text:p text:style-name="P2">I can feel 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3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1:11:18.797895780</meta:creation-date>
    <dc:title>Song</dc:title>
    <meta:editing-cycles>4</meta:editing-cycles>
    <meta:generator>LibreOffice/25.8.3.2$Linux_X86_64 LibreOffice_project/8ca8d55c161d602844f5428fa4b58097424e324e</meta:generator>
    <meta:editing-duration>PT7H17M50S</meta:editing-duration>
    <dc:date>2025-12-08T18:44:25.195270008</dc:date>
    <meta:document-statistic meta:table-count="0" meta:image-count="0" meta:object-count="0" meta:page-count="1" meta:paragraph-count="29" meta:word-count="187" meta:character-count="1048" meta:non-whitespace-character-count="791"/>
    <meta:template xlink:type="simple" xlink:actuate="onRequest" xlink:title="Song" xlink:href="../../../../Templates/Song.ott" meta:date="2025-12-08T11:11:18.533745712"/>
  </office:meta>
</office:document-meta>
</file>